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Source Code Pro" svg:font-family="Source Code Pro" style:font-family-generic="modern" style:font-pitch="fixed" svg:panose-1="2 11 5 9 3 4 3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Liberation Sans" style:font-name-complex="Liberation Sans" fo:font-size="11pt" style:font-size-asian="11pt" style:font-size-complex="11pt"/>
    </style:style>
    <style:style style:name="P2" style:parent-style-name="Standard" style:family="paragraph">
      <style:text-properties style:font-name="Liberation Sans" style:font-name-complex="Liberation Sans" fo:font-size="11pt" style:font-size-asian="11pt" style:font-size-complex="11pt"/>
    </style:style>
    <style:style style:name="P3" style:parent-style-name="Standard" style:family="paragraph">
      <style:text-properties style:font-name="Liberation Sans" style:font-name-complex="Liberation Sans" fo:font-size="11pt" style:font-size-asian="11pt" style:font-size-complex="11pt"/>
    </style:style>
    <style:style style:name="P4" style:parent-style-name="Standard" style:family="paragraph">
      <style:text-properties style:font-name="Liberation Sans" style:font-name-complex="Liberation Sans" fo:font-size="11pt" style:font-size-asian="11pt" style:font-size-complex="11pt"/>
    </style:style>
    <style:style style:name="P5" style:parent-style-name="Standard" style:family="paragraph">
      <style:text-properties style:font-name="Liberation Sans" style:font-name-complex="Liberation Sans" fo:font-style="italic" style:font-style-asian="italic" fo:font-size="11pt" style:font-size-asian="11pt" style:font-size-complex="11pt"/>
    </style:style>
    <style:style style:name="P6" style:parent-style-name="Heading1" style:family="paragraph">
      <style:text-properties fo:font-size="11pt" style:font-size-asian="11pt" style:font-size-complex="11pt"/>
    </style:style>
    <style:style style:name="P7" style:parent-style-name="Heading" style:family="paragraph">
      <style:text-properties fo:font-style="italic" style:font-style-asian="italic" style:font-style-complex="italic" fo:font-size="11pt" style:font-size-asian="11pt" style:font-size-complex="11pt"/>
    </style:style>
    <style:style style:name="T8" style:parent-style-name="DefaultParagraphFont" style:family="text">
      <style:text-properties style:font-size-complex="11pt"/>
    </style:style>
    <style:style style:name="T9" style:parent-style-name="DefaultParagraphFont" style:family="text">
      <style:text-properties style:font-name="Source Code Pro" style:font-size-complex="11pt"/>
    </style:style>
    <style:style style:name="T10" style:parent-style-name="DefaultParagraphFont" style:family="text">
      <style:text-properties fo:font-weight="bold" style:font-weight-asian="bold" style:font-weight-complex="bold" fo:font-size="11pt" style:font-size-asian="11pt" style:font-size-complex="11pt"/>
    </style:style>
    <style:style style:name="T11" style:parent-style-name="DefaultParagraphFont" style:family="text">
      <style:text-properties fo:font-size="11pt" style:font-size-asian="11pt" style:font-size-complex="11pt"/>
    </style:style>
    <style:style style:name="T12" style:parent-style-name="DefaultParagraphFont" style:family="text">
      <style:text-properties fo:font-size="11pt" style:font-size-asian="11pt" style:font-size-complex="11pt"/>
    </style:style>
    <style:style style:name="T13" style:parent-style-name="DefaultParagraphFont" style:family="text">
      <style:text-properties fo:font-size="11pt" style:font-size-asian="11pt" style:font-size-complex="11pt"/>
    </style:style>
    <style:style style:name="P14" style:parent-style-name="Textbody" style:family="paragraph">
      <style:text-properties style:font-size-complex="11pt"/>
    </style:style>
    <style:style style:name="P15" style:parent-style-name="Textbody" style:family="paragraph">
      <style:text-properties style:font-size-complex="11pt"/>
    </style:style>
    <style:style style:name="T16" style:parent-style-name="DefaultParagraphFont" style:family="text">
      <style:text-properties style:font-size-complex="11pt"/>
    </style:style>
    <style:style style:name="T17" style:parent-style-name="DefaultParagraphFont" style:family="text">
      <style:text-properties style:font-name="Source Code Pro" style:font-size-complex="11pt"/>
    </style:style>
    <style:style style:name="T18" style:parent-style-name="DefaultParagraphFont" style:family="text">
      <style:text-properties style:font-name="Source Code Pro" style:font-size-complex="11pt"/>
    </style:style>
    <style:style style:name="T19" style:parent-style-name="DefaultParagraphFont" style:family="text">
      <style:text-properties style:font-size-complex="11pt"/>
    </style:style>
    <style:style style:name="T20" style:parent-style-name="DefaultParagraphFont" style:family="text">
      <style:text-properties style:font-size-complex="11pt"/>
    </style:style>
    <style:style style:name="P21" style:parent-style-name="Textbody" style:family="paragraph">
      <style:text-properties style:font-size-complex="11pt"/>
    </style:style>
    <style:style style:name="T22" style:parent-style-name="DefaultParagraphFont" style:family="text">
      <style:text-properties fo:font-weight="bold" style:font-weight-asian="bold" style:font-weight-complex="bold" fo:font-size="11pt" style:font-size-asian="11pt" style:font-size-complex="11pt"/>
    </style:style>
    <style:style style:name="T23" style:parent-style-name="DefaultParagraphFont" style:family="text">
      <style:text-properties fo:font-size="11pt" style:font-size-asian="11pt" style:font-size-complex="11pt"/>
    </style:style>
    <style:style style:name="T24" style:parent-style-name="DefaultParagraphFont" style:family="text">
      <style:text-properties fo:font-size="11pt" style:font-size-asian="11pt" style:font-size-complex="11pt"/>
    </style:style>
    <style:style style:name="P25" style:parent-style-name="Textbody" style:family="paragraph">
      <style:text-properties style:font-size-complex="11pt"/>
    </style:style>
    <style:style style:name="P26" style:parent-style-name="Textbody" style:family="paragraph">
      <style:text-properties style:font-size-complex="11pt"/>
    </style:style>
    <style:style style:name="T27" style:parent-style-name="DefaultParagraphFont" style:family="text">
      <style:text-properties style:font-size-complex="11pt"/>
    </style:style>
    <style:style style:name="T28" style:parent-style-name="DefaultParagraphFont" style:family="text">
      <style:text-properties style:font-name="Source Code Pro" style:font-size-complex="11pt"/>
    </style:style>
    <style:style style:name="T29" style:parent-style-name="DefaultParagraphFont" style:family="text">
      <style:text-properties style:font-size-complex="11pt"/>
    </style:style>
    <style:style style:name="T30" style:parent-style-name="DefaultParagraphFont" style:family="text">
      <style:text-properties style:font-name="Source Code Pro" style:font-size-complex="11pt"/>
    </style:style>
    <style:style style:name="T31" style:parent-style-name="DefaultParagraphFont" style:family="text">
      <style:text-properties style:font-size-complex="11pt"/>
    </style:style>
    <style:style style:name="T32" style:parent-style-name="DefaultParagraphFont" style:family="text">
      <style:text-properties style:font-name="Source Code Pro" style:font-size-complex="11pt"/>
    </style:style>
    <style:style style:name="T33" style:parent-style-name="DefaultParagraphFont" style:family="text">
      <style:text-properties style:font-name="Source Code Pro" style:font-size-complex="11pt"/>
    </style:style>
    <style:style style:name="T34" style:parent-style-name="DefaultParagraphFont" style:family="text">
      <style:text-properties style:font-size-complex="11pt"/>
    </style:style>
    <style:style style:name="T35" style:parent-style-name="DefaultParagraphFont" style:family="text">
      <style:text-properties style:font-size-complex="11pt"/>
    </style:style>
    <style:style style:name="T36" style:parent-style-name="DefaultParagraphFont" style:family="text">
      <style:text-properties style:font-size-complex="11pt"/>
    </style:style>
    <style:style style:name="T37" style:parent-style-name="DefaultParagraphFont" style:family="text">
      <style:text-properties style:font-name="Source Code Pro" fo:font-size="11pt" style:font-size-asian="11pt" style:font-size-complex="11pt"/>
    </style:style>
    <style:style style:name="T38" style:parent-style-name="DefaultParagraphFont" style:family="text">
      <style:text-properties fo:font-size="11pt" style:font-size-asian="11pt" style:font-size-complex="11pt"/>
    </style:style>
    <style:style style:name="T39" style:parent-style-name="DefaultParagraphFont" style:family="text">
      <style:text-properties fo:font-size="11pt" style:font-size-asian="11pt" style:font-size-complex="11pt"/>
    </style:style>
    <style:style style:name="T40" style:parent-style-name="DefaultParagraphFont" style:family="text">
      <style:text-properties fo:font-size="11pt" style:font-size-asian="11pt" style:font-size-complex="11pt"/>
    </style:style>
    <style:style style:name="T41" style:parent-style-name="DefaultParagraphFont" style:family="text">
      <style:text-properties fo:font-weight="bold" style:font-weight-asian="bold" style:font-weight-complex="bold" fo:font-size="11pt" style:font-size-asian="11pt" style:font-size-complex="11pt"/>
    </style:style>
    <style:style style:name="T42" style:parent-style-name="DefaultParagraphFont" style:family="text">
      <style:text-properties fo:font-size="11pt" style:font-size-asian="11pt" style:font-size-complex="11pt"/>
    </style:style>
    <style:style style:name="T43" style:parent-style-name="DefaultParagraphFont" style:family="text">
      <style:text-properties fo:font-size="11pt" style:font-size-asian="11pt" style:font-size-complex="11pt"/>
    </style:style>
    <style:style style:name="P44" style:parent-style-name="Textbody" style:family="paragraph">
      <style:text-properties style:font-size-complex="11pt"/>
    </style:style>
    <style:style style:name="P45" style:parent-style-name="Textbody" style:family="paragraph">
      <style:text-properties style:font-size-complex="11pt"/>
    </style:style>
    <style:style style:name="T46" style:parent-style-name="DefaultParagraphFont" style:family="text">
      <style:text-properties style:font-size-complex="11pt"/>
    </style:style>
    <style:style style:name="T47" style:parent-style-name="DefaultParagraphFont" style:family="text">
      <style:text-properties style:font-size-complex="11pt"/>
    </style:style>
    <style:style style:name="T48" style:parent-style-name="DefaultParagraphFont" style:family="text">
      <style:text-properties style:font-name="Source Code Pro" style:font-size-complex="11pt"/>
    </style:style>
    <style:style style:name="T49" style:parent-style-name="DefaultParagraphFont" style:family="text">
      <style:text-properties style:font-size-complex="11pt"/>
    </style:style>
    <style:style style:name="T50" style:parent-style-name="DefaultParagraphFont" style:family="text">
      <style:text-properties style:font-name="Source Code Pro" style:font-size-complex="11pt"/>
    </style:style>
    <style:style style:name="T51" style:parent-style-name="DefaultParagraphFont" style:family="text">
      <style:text-properties style:font-size-complex="11pt"/>
    </style:style>
    <style:style style:name="T52" style:parent-style-name="DefaultParagraphFont" style:family="text">
      <style:text-properties style:font-name="Source Code Pro" style:font-size-complex="11pt"/>
    </style:style>
    <style:style style:name="T53" style:parent-style-name="DefaultParagraphFont" style:family="text">
      <style:text-properties style:font-size-complex="11pt"/>
    </style:style>
    <style:style style:name="T54" style:parent-style-name="DefaultParagraphFont" style:family="text">
      <style:text-properties style:font-size-complex="11pt"/>
    </style:style>
    <style:style style:name="T55" style:parent-style-name="DefaultParagraphFont" style:family="text">
      <style:text-properties style:font-size-complex="11pt"/>
    </style:style>
    <style:style style:name="T56" style:parent-style-name="DefaultParagraphFont" style:family="text">
      <style:text-properties style:font-size-complex="11pt"/>
    </style:style>
    <style:style style:name="T57" style:parent-style-name="DefaultParagraphFont" style:family="text">
      <style:text-properties style:font-name="Source Code Pro" style:font-size-complex="11pt"/>
    </style:style>
    <style:style style:name="T58" style:parent-style-name="DefaultParagraphFont" style:family="text">
      <style:text-properties style:font-size-complex="11pt"/>
    </style:style>
    <style:style style:name="P59" style:parent-style-name="Textbody" style:family="paragraph">
      <style:text-properties style:font-size-complex="11pt"/>
    </style:style>
    <style:style style:name="T60" style:parent-style-name="DefaultParagraphFont" style:family="text">
      <style:text-properties fo:font-weight="bold" style:font-weight-asian="bold" style:font-weight-complex="bold" fo:font-size="11pt" style:font-size-asian="11pt" style:font-size-complex="11pt"/>
    </style:style>
    <style:style style:name="T61" style:parent-style-name="DefaultParagraphFont" style:family="text">
      <style:text-properties fo:font-size="11pt" style:font-size-asian="11pt" style:font-size-complex="11pt"/>
    </style:style>
    <style:style style:name="T62" style:parent-style-name="DefaultParagraphFont" style:family="text">
      <style:text-properties fo:font-size="11pt" style:font-size-asian="11pt" style:font-size-complex="11pt"/>
    </style:style>
    <style:style style:name="P63" style:parent-style-name="Textbody" style:family="paragraph">
      <style:text-properties style:font-size-complex="11pt"/>
    </style:style>
    <style:style style:name="P64" style:parent-style-name="Textbody" style:family="paragraph">
      <style:text-properties style:font-size-complex="11pt"/>
    </style:style>
    <style:style style:name="T65" style:parent-style-name="DefaultParagraphFont" style:family="text">
      <style:text-properties style:font-size-complex="11pt"/>
    </style:style>
    <style:style style:name="T66" style:parent-style-name="DefaultParagraphFont" style:family="text">
      <style:text-properties style:font-name="Source Code Pro" style:font-size-complex="11pt"/>
    </style:style>
    <style:style style:name="T67" style:parent-style-name="DefaultParagraphFont" style:family="text">
      <style:text-properties style:font-size-complex="11pt"/>
    </style:style>
    <style:style style:name="T68" style:parent-style-name="DefaultParagraphFont" style:family="text">
      <style:text-properties style:font-size-complex="11pt"/>
    </style:style>
    <style:style style:name="T69" style:parent-style-name="DefaultParagraphFont" style:family="text">
      <style:text-properties style:font-size-complex="11pt"/>
    </style:style>
    <style:style style:name="P70" style:parent-style-name="Textbody" style:family="paragraph">
      <style:text-properties style:font-size-complex="11pt"/>
    </style:style>
    <style:style style:name="P71" style:parent-style-name="Textbody" style:family="paragraph">
      <style:text-properties style:font-size-complex="11pt"/>
    </style:style>
    <style:style style:name="T72" style:parent-style-name="DefaultParagraphFont" style:family="text">
      <style:text-properties fo:font-weight="bold" style:font-weight-asian="bold" style:font-weight-complex="bold" fo:font-size="11pt" style:font-size-asian="11pt" style:font-size-complex="11pt"/>
    </style:style>
    <style:style style:name="T73" style:parent-style-name="DefaultParagraphFont" style:family="text">
      <style:text-properties fo:font-size="11pt" style:font-size-asian="11pt" style:font-size-complex="11pt"/>
    </style:style>
    <style:style style:name="T74" style:parent-style-name="DefaultParagraphFont" style:family="text">
      <style:text-properties fo:font-size="11pt" style:font-size-asian="11pt" style:font-size-complex="11pt"/>
    </style:style>
    <style:style style:name="P75" style:parent-style-name="Textbody" style:family="paragraph">
      <style:text-properties style:font-size-complex="11pt"/>
    </style:style>
    <style:style style:name="P76" style:parent-style-name="Heading1" style:family="paragraph">
      <style:text-properties fo:font-size="11pt" style:font-size-asian="11pt" style:font-size-complex="11pt"/>
    </style:style>
    <style:style style:name="P77" style:parent-style-name="Heading" style:family="paragraph">
      <style:text-properties fo:font-style="italic" style:font-style-asian="italic" style:font-style-complex="italic" fo:font-size="11pt" style:font-size-asian="11pt" style:font-size-complex="11pt"/>
    </style:style>
    <style:style style:name="T78" style:parent-style-name="DefaultParagraphFont" style:family="text">
      <style:text-properties style:font-size-complex="11pt"/>
    </style:style>
    <style:style style:name="T79" style:parent-style-name="DefaultParagraphFont" style:family="text">
      <style:text-properties style:font-name="Source Code Pro" style:font-size-complex="11pt"/>
    </style:style>
    <style:style style:name="T80" style:parent-style-name="DefaultParagraphFont" style:family="text">
      <style:text-properties style:font-name="Source Code Pro" fo:font-style="italic" style:font-style-asian="italic" style:font-style-complex="italic" style:font-size-complex="11pt"/>
    </style:style>
    <style:style style:name="T81" style:parent-style-name="DefaultParagraphFont" style:family="text">
      <style:text-properties style:font-name="Source Code Pro" style:font-size-complex="11pt"/>
    </style:style>
    <style:style style:name="T82" style:parent-style-name="DefaultParagraphFont" style:family="text">
      <style:text-properties style:font-name="Source Code Pro" style:font-size-complex="11pt"/>
    </style:style>
    <style:style style:name="T83" style:parent-style-name="DefaultParagraphFont" style:family="text">
      <style:text-properties fo:font-weight="bold" style:font-weight-asian="bold" style:font-weight-complex="bold" fo:font-size="11pt" style:font-size-asian="11pt" style:font-size-complex="11pt"/>
    </style:style>
    <style:style style:name="T84" style:parent-style-name="DefaultParagraphFont" style:family="text">
      <style:text-properties fo:font-size="11pt" style:font-size-asian="11pt" style:font-size-complex="11pt"/>
    </style:style>
    <style:style style:name="T85" style:parent-style-name="DefaultParagraphFont" style:family="text">
      <style:text-properties fo:font-size="11pt" style:font-size-asian="11pt" style:font-size-complex="11pt"/>
    </style:style>
    <style:style style:name="P86" style:parent-style-name="Textbody" style:family="paragraph">
      <style:text-properties style:font-size-complex="11pt"/>
    </style:style>
    <style:style style:name="P87" style:parent-style-name="Textbody" style:family="paragraph">
      <style:text-properties style:font-size-complex="11pt"/>
    </style:style>
    <style:style style:name="T88" style:parent-style-name="DefaultParagraphFont" style:family="text">
      <style:text-properties style:font-size-complex="11pt"/>
    </style:style>
    <style:style style:name="T89" style:parent-style-name="DefaultParagraphFont" style:family="text">
      <style:text-properties style:font-name="Source Code Pro" style:font-size-complex="11pt"/>
    </style:style>
    <style:style style:name="T90" style:parent-style-name="DefaultParagraphFont" style:family="text">
      <style:text-properties style:font-size-complex="11pt"/>
    </style:style>
    <style:style style:name="T91" style:parent-style-name="DefaultParagraphFont" style:family="text">
      <style:text-properties style:font-size-complex="11pt"/>
    </style:style>
    <style:style style:name="P92" style:parent-style-name="Textbody" style:family="paragraph">
      <style:text-properties style:font-size-complex="11pt"/>
    </style:style>
    <style:style style:name="T93" style:parent-style-name="DefaultParagraphFont" style:family="text">
      <style:text-properties fo:font-weight="bold" style:font-weight-asian="bold" style:font-weight-complex="bold" fo:font-size="11pt" style:font-size-asian="11pt" style:font-size-complex="11pt"/>
    </style:style>
    <style:style style:name="T94" style:parent-style-name="DefaultParagraphFont" style:family="text">
      <style:text-properties fo:font-weight="bold" style:font-weight-asian="bold" style:font-weight-complex="bold" fo:font-size="11pt" style:font-size-asian="11pt" style:font-size-complex="11pt"/>
    </style:style>
    <style:style style:name="T95" style:parent-style-name="DefaultParagraphFont" style:family="text">
      <style:text-properties fo:font-size="11pt" style:font-size-asian="11pt" style:font-size-complex="11pt"/>
    </style:style>
    <style:style style:name="T96" style:parent-style-name="DefaultParagraphFont" style:family="text">
      <style:text-properties fo:font-size="11pt" style:font-size-asian="11pt" style:font-size-complex="11pt"/>
    </style:style>
    <style:style style:name="P97" style:parent-style-name="Textbody" style:family="paragraph">
      <style:text-properties style:font-size-complex="11pt"/>
    </style:style>
    <style:style style:name="P98" style:parent-style-name="Textbody" style:family="paragraph">
      <style:text-properties style:font-size-complex="11pt"/>
    </style:style>
    <style:style style:name="T99" style:parent-style-name="DefaultParagraphFont" style:family="text">
      <style:text-properties style:font-size-complex="11pt"/>
    </style:style>
    <style:style style:name="T100" style:parent-style-name="DefaultParagraphFont" style:family="text">
      <style:text-properties style:font-name="Source Code Pro" style:font-size-complex="11pt"/>
    </style:style>
    <style:style style:name="T101" style:parent-style-name="DefaultParagraphFont" style:family="text">
      <style:text-properties style:font-size-complex="11pt"/>
    </style:style>
    <style:style style:name="T102" style:parent-style-name="DefaultParagraphFont" style:family="text">
      <style:text-properties style:font-size-complex="11pt"/>
    </style:style>
    <style:style style:name="T103" style:parent-style-name="DefaultParagraphFont" style:family="text">
      <style:text-properties style:font-size-complex="11pt"/>
    </style:style>
    <style:style style:name="T104" style:parent-style-name="DefaultParagraphFont" style:family="text">
      <style:text-properties style:font-name="Source Code Pro" style:font-size-complex="11pt"/>
    </style:style>
    <style:style style:name="T105" style:parent-style-name="DefaultParagraphFont" style:family="text">
      <style:text-properties style:font-size-complex="11pt"/>
    </style:style>
    <style:style style:name="T106" style:parent-style-name="DefaultParagraphFont" style:family="text">
      <style:text-properties style:font-size-complex="11pt"/>
    </style:style>
    <style:style style:name="P107" style:parent-style-name="Textbody" style:family="paragraph">
      <style:text-properties style:font-size-complex="11pt"/>
    </style:style>
    <style:style style:name="T108" style:parent-style-name="DefaultParagraphFont" style:family="text">
      <style:text-properties fo:font-weight="bold" style:font-weight-asian="bold" style:font-weight-complex="bold" fo:font-size="11pt" style:font-size-asian="11pt" style:font-size-complex="11pt"/>
    </style:style>
    <style:style style:name="T109" style:parent-style-name="DefaultParagraphFont" style:family="text">
      <style:text-properties fo:font-size="11pt" style:font-size-asian="11pt" style:font-size-complex="11pt"/>
    </style:style>
    <style:style style:name="T110" style:parent-style-name="DefaultParagraphFont" style:family="text">
      <style:text-properties fo:font-size="11pt" style:font-size-asian="11pt" style:font-size-complex="11pt"/>
    </style:style>
    <style:style style:name="T111" style:parent-style-name="DefaultParagraphFont" style:family="text">
      <style:text-properties fo:font-size="11pt" style:font-size-asian="11pt" style:font-size-complex="11pt"/>
    </style:style>
    <style:style style:name="P112" style:parent-style-name="Textbody" style:family="paragraph">
      <style:text-properties style:font-size-complex="11pt"/>
    </style:style>
    <style:style style:name="P113" style:parent-style-name="Textbody" style:family="paragraph">
      <style:text-properties style:font-size-complex="11pt"/>
    </style:style>
    <style:style style:name="T114" style:parent-style-name="DefaultParagraphFont" style:family="text">
      <style:text-properties style:font-size-complex="11pt"/>
    </style:style>
    <style:style style:name="T115" style:parent-style-name="DefaultParagraphFont" style:family="text">
      <style:text-properties style:font-name="Source Code Pro" style:font-size-complex="11pt"/>
    </style:style>
    <style:style style:name="T116" style:parent-style-name="DefaultParagraphFont" style:family="text">
      <style:text-properties style:font-name="Source Code Pro" style:font-size-complex="11pt"/>
    </style:style>
    <style:style style:name="T117" style:parent-style-name="DefaultParagraphFont" style:family="text">
      <style:text-properties style:font-size-complex="11pt"/>
    </style:style>
    <style:style style:name="T118" style:parent-style-name="DefaultParagraphFont" style:family="text">
      <style:text-properties style:font-size-complex="11pt"/>
    </style:style>
    <style:style style:name="T119" style:parent-style-name="DefaultParagraphFont" style:family="text">
      <style:text-properties style:font-size-complex="11pt"/>
    </style:style>
    <style:style style:name="T120" style:parent-style-name="DefaultParagraphFont" style:family="text">
      <style:text-properties style:font-name="Source Code Pro" style:font-size-complex="11pt"/>
    </style:style>
    <style:style style:name="T121" style:parent-style-name="DefaultParagraphFont" style:family="text">
      <style:text-properties style:font-size-complex="11pt"/>
    </style:style>
    <style:style style:name="T122" style:parent-style-name="DefaultParagraphFont" style:family="text">
      <style:text-properties style:font-size-complex="11pt"/>
    </style:style>
    <style:style style:name="T123" style:parent-style-name="DefaultParagraphFont" style:family="text">
      <style:text-properties style:font-size-complex="11pt"/>
    </style:style>
    <style:style style:name="T124" style:parent-style-name="DefaultParagraphFont" style:family="text">
      <style:text-properties style:font-size-complex="11pt"/>
    </style:style>
    <style:style style:name="T125" style:parent-style-name="DefaultParagraphFont" style:family="text">
      <style:text-properties style:font-size-complex="11pt"/>
    </style:style>
    <style:style style:name="T126" style:parent-style-name="DefaultParagraphFont" style:family="text">
      <style:text-properties style:font-size-complex="11pt"/>
    </style:style>
    <style:style style:name="T127" style:parent-style-name="DefaultParagraphFont" style:family="text">
      <style:text-properties style:font-size-complex="11pt"/>
    </style:style>
    <style:style style:name="T128" style:parent-style-name="DefaultParagraphFont" style:family="text">
      <style:text-properties style:font-size-complex="11pt"/>
    </style:style>
    <style:style style:name="T129" style:parent-style-name="DefaultParagraphFont" style:family="text">
      <style:text-properties style:font-size-complex="11pt"/>
    </style:style>
    <style:style style:name="T130" style:parent-style-name="DefaultParagraphFont" style:family="text">
      <style:text-properties style:font-size-complex="11pt"/>
    </style:style>
    <style:style style:name="T131" style:parent-style-name="DefaultParagraphFont" style:family="text">
      <style:text-properties style:font-size-complex="11pt"/>
    </style:style>
    <style:style style:name="T132" style:parent-style-name="DefaultParagraphFont" style:family="text">
      <style:text-properties style:font-size-complex="11pt"/>
    </style:style>
    <style:style style:name="T133" style:parent-style-name="DefaultParagraphFont" style:family="text">
      <style:text-properties style:font-size-complex="11pt"/>
    </style:style>
    <style:style style:name="P134" style:parent-style-name="Textbody" style:family="paragraph">
      <style:text-properties style:font-size-complex="11pt"/>
    </style:style>
    <style:style style:name="P135" style:parent-style-name="Textbody" style:family="paragraph">
      <style:text-properties style:font-size-complex="11pt"/>
    </style:style>
    <style:style style:name="T136" style:parent-style-name="DefaultParagraphFont" style:family="text">
      <style:text-properties fo:font-weight="bold" style:font-weight-asian="bold" style:font-weight-complex="bold" fo:font-size="11pt" style:font-size-asian="11pt" style:font-size-complex="11pt"/>
    </style:style>
    <style:style style:name="T137" style:parent-style-name="DefaultParagraphFont" style:family="text">
      <style:text-properties fo:font-size="11pt" style:font-size-asian="11pt" style:font-size-complex="11pt"/>
    </style:style>
    <style:style style:name="T138" style:parent-style-name="DefaultParagraphFont" style:family="text">
      <style:text-properties fo:font-style="italic" style:font-style-asian="italic" style:font-style-complex="italic" fo:font-size="11pt" style:font-size-asian="11pt" style:font-size-complex="11pt"/>
    </style:style>
    <style:style style:name="T139" style:parent-style-name="DefaultParagraphFont" style:family="text">
      <style:text-properties fo:font-size="11pt" style:font-size-asian="11pt" style:font-size-complex="11pt"/>
    </style:style>
    <style:style style:name="T140" style:parent-style-name="DefaultParagraphFont" style:family="text">
      <style:text-properties fo:font-size="11pt" style:font-size-asian="11pt" style:font-size-complex="11pt"/>
    </style:style>
    <style:style style:name="T141" style:parent-style-name="DefaultParagraphFont" style:family="text">
      <style:text-properties fo:font-size="11pt" style:font-size-asian="11pt" style:font-size-complex="11pt"/>
    </style:style>
    <style:style style:name="P142" style:parent-style-name="Textbody" style:family="paragraph">
      <style:text-properties style:font-size-complex="11pt"/>
    </style:style>
    <style:style style:name="P143" style:parent-style-name="Textbody" style:family="paragraph">
      <style:text-properties style:font-size-complex="11pt"/>
    </style:style>
    <style:style style:name="T144" style:parent-style-name="DefaultParagraphFont" style:family="text">
      <style:text-properties style:font-size-complex="11pt"/>
    </style:style>
    <style:style style:name="T145" style:parent-style-name="DefaultParagraphFont" style:family="text">
      <style:text-properties style:font-name="Source Code Pro" style:font-size-complex="11pt"/>
    </style:style>
    <style:style style:name="T146" style:parent-style-name="DefaultParagraphFont" style:family="text">
      <style:text-properties style:font-size-complex="11pt"/>
    </style:style>
    <style:style style:name="T147" style:parent-style-name="DefaultParagraphFont" style:family="text">
      <style:text-properties style:font-size-complex="11pt"/>
    </style:style>
    <style:style style:name="T148" style:parent-style-name="DefaultParagraphFont" style:family="text">
      <style:text-properties style:font-size-complex="11pt"/>
    </style:style>
    <style:style style:name="P149" style:parent-style-name="Textbody" style:family="paragraph">
      <style:text-properties style:font-size-complex="11pt"/>
    </style:style>
    <style:style style:name="P150" style:parent-style-name="Textbody" style:family="paragraph">
      <style:text-properties style:font-size-complex="11pt"/>
    </style:style>
    <style:style style:name="T151" style:parent-style-name="DefaultParagraphFont" style:family="text">
      <style:text-properties fo:font-weight="bold" style:font-weight-asian="bold" style:font-weight-complex="bold" fo:font-size="11pt" style:font-size-asian="11pt" style:font-size-complex="11pt"/>
    </style:style>
    <style:style style:name="T152" style:parent-style-name="DefaultParagraphFont" style:family="text">
      <style:text-properties fo:font-size="11pt" style:font-size-asian="11pt" style:font-size-complex="11pt"/>
    </style:style>
    <style:style style:name="T153" style:parent-style-name="DefaultParagraphFont" style:family="text">
      <style:text-properties fo:font-size="11pt" style:font-size-asian="11pt" style:font-size-complex="11pt"/>
    </style:style>
    <style:style style:name="P154" style:parent-style-name="Textbody" style:family="paragraph">
      <style:text-properties style:font-size-complex="11pt"/>
    </style:style>
    <style:style style:name="P155" style:parent-style-name="Heading1" style:family="paragraph">
      <style:text-properties fo:font-size="11pt" style:font-size-asian="11pt" style:font-size-complex="11pt"/>
    </style:style>
    <style:style style:name="P156" style:parent-style-name="Heading" style:family="paragraph">
      <style:text-properties fo:font-style="italic" style:font-style-asian="italic" style:font-style-complex="italic" fo:font-size="11pt" style:font-size-asian="11pt" style:font-size-complex="11pt"/>
    </style:style>
    <style:style style:name="P157" style:parent-style-name="Textbody" style:family="paragraph">
      <style:paragraph-properties fo:margin-left="0.5in">
        <style:tab-stops/>
      </style:paragraph-properties>
    </style:style>
    <style:style style:name="T158" style:parent-style-name="DefaultParagraphFont" style:family="text">
      <style:text-properties style:font-name="Source Code Pro" style:font-size-complex="11pt"/>
    </style:style>
    <style:style style:name="T159" style:parent-style-name="DefaultParagraphFont" style:family="text">
      <style:text-properties style:font-name="Source Code Pro" fo:font-style="italic" style:font-style-asian="italic" style:font-style-complex="italic" style:font-size-complex="11pt"/>
    </style:style>
    <style:style style:name="T160" style:parent-style-name="DefaultParagraphFont" style:family="text">
      <style:text-properties style:font-name="Source Code Pro" style:font-size-complex="11pt"/>
    </style:style>
    <style:style style:name="T161" style:parent-style-name="DefaultParagraphFont" style:family="text">
      <style:text-properties style:font-name="Source Code Pro" style:font-size-complex="11pt"/>
    </style:style>
    <style:style style:name="T162" style:parent-style-name="DefaultParagraphFont" style:family="text">
      <style:text-properties style:font-name="Source Code Pro" style:font-size-complex="11pt"/>
    </style:style>
    <style:style style:name="T163" style:parent-style-name="DefaultParagraphFont" style:family="text">
      <style:text-properties style:font-name="Source Code Pro" style:font-size-complex="11pt"/>
    </style:style>
    <style:style style:name="T164" style:parent-style-name="DefaultParagraphFont" style:family="text">
      <style:text-properties fo:font-weight="bold" style:font-weight-asian="bold" style:font-weight-complex="bold" fo:font-size="11pt" style:font-size-asian="11pt" style:font-size-complex="11pt"/>
    </style:style>
    <style:style style:name="T165" style:parent-style-name="DefaultParagraphFont" style:family="text">
      <style:text-properties fo:font-size="11pt" style:font-size-asian="11pt" style:font-size-complex="11pt"/>
    </style:style>
    <style:style style:name="T166" style:parent-style-name="DefaultParagraphFont" style:family="text">
      <style:text-properties fo:font-size="11pt" style:font-size-asian="11pt" style:font-size-complex="11pt"/>
    </style:style>
    <style:style style:name="P167" style:parent-style-name="Textbody" style:family="paragraph">
      <style:text-properties style:font-size-complex="11pt"/>
    </style:style>
    <style:style style:name="P168" style:parent-style-name="Textbody" style:family="paragraph">
      <style:text-properties style:font-size-complex="11pt"/>
    </style:style>
    <style:style style:name="T169" style:parent-style-name="DefaultParagraphFont" style:family="text">
      <style:text-properties style:font-size-complex="11pt"/>
    </style:style>
    <style:style style:name="T170" style:parent-style-name="DefaultParagraphFont" style:family="text">
      <style:text-properties style:font-name="Source Code Pro" style:font-size-complex="11pt"/>
    </style:style>
    <style:style style:name="T171" style:parent-style-name="DefaultParagraphFont" style:family="text">
      <style:text-properties style:font-size-complex="11pt"/>
    </style:style>
    <style:style style:name="T172" style:parent-style-name="DefaultParagraphFont" style:family="text">
      <style:text-properties style:font-size-complex="11pt"/>
    </style:style>
    <style:style style:name="T173" style:parent-style-name="DefaultParagraphFont" style:family="text">
      <style:text-properties style:font-size-complex="11pt"/>
    </style:style>
    <style:style style:name="P174" style:parent-style-name="Textbody" style:family="paragraph">
      <style:text-properties style:font-size-complex="11pt"/>
    </style:style>
    <style:style style:name="T175" style:parent-style-name="DefaultParagraphFont" style:family="text">
      <style:text-properties fo:font-weight="bold" style:font-weight-asian="bold" style:font-weight-complex="bold" fo:font-size="11pt" style:font-size-asian="11pt" style:font-size-complex="11pt"/>
    </style:style>
    <style:style style:name="T176" style:parent-style-name="DefaultParagraphFont" style:family="text">
      <style:text-properties fo:font-size="11pt" style:font-size-asian="11pt" style:font-size-complex="11pt"/>
    </style:style>
    <style:style style:name="T177" style:parent-style-name="DefaultParagraphFont" style:family="text">
      <style:text-properties fo:font-size="11pt" style:font-size-asian="11pt" style:font-size-complex="11pt"/>
    </style:style>
    <style:style style:name="P178" style:parent-style-name="Textbody" style:family="paragraph">
      <style:text-properties style:font-size-complex="11pt"/>
    </style:style>
    <style:style style:name="P179" style:parent-style-name="Textbody" style:family="paragraph">
      <style:text-properties style:font-size-complex="11pt"/>
    </style:style>
    <style:style style:name="T180" style:parent-style-name="DefaultParagraphFont" style:family="text">
      <style:text-properties style:font-name="Liberation Sans" style:font-name-complex="Liberation Sans" fo:font-size="11pt" style:font-size-asian="11pt" style:font-size-complex="11pt"/>
    </style:style>
    <style:style style:name="T181" style:parent-style-name="DefaultParagraphFont" style:family="text">
      <style:text-properties style:font-name="Source Code Pro" style:font-name-complex="Liberation Sans" fo:font-size="11pt" style:font-size-asian="11pt" style:font-size-complex="11pt"/>
    </style:style>
    <style:style style:name="T182" style:parent-style-name="DefaultParagraphFont" style:family="text">
      <style:text-properties style:font-name="Source Code Pro" style:font-name-complex="Liberation Sans" fo:font-size="11pt" style:font-size-asian="11pt" style:font-size-complex="11pt"/>
    </style:style>
    <style:style style:name="T183" style:parent-style-name="DefaultParagraphFont" style:family="text">
      <style:text-properties style:font-name="Liberation Sans" style:font-name-complex="Liberation Sans" fo:font-size="11pt" style:font-size-asian="11pt" style:font-size-complex="11pt"/>
    </style:style>
    <style:style style:name="T184" style:parent-style-name="DefaultParagraphFont" style:family="text">
      <style:text-properties style:font-name="Liberation Sans" style:font-name-complex="Liberation Sans" fo:font-size="11pt" style:font-size-asian="11pt" style:font-size-complex="11pt"/>
    </style:style>
    <style:style style:name="T185" style:parent-style-name="DefaultParagraphFont" style:family="text">
      <style:text-properties style:font-name="Liberation Sans" style:font-name-complex="Liberation Sans" fo:font-size="11pt" style:font-size-asian="11pt" style:font-size-complex="11pt"/>
    </style:style>
    <style:style style:name="T186" style:parent-style-name="DefaultParagraphFont" style:family="text">
      <style:text-properties style:font-name="Liberation Sans" style:font-name-complex="Liberation Sans" fo:font-style="italic" style:font-style-asian="italic" style:font-style-complex="italic" fo:font-size="11pt" style:font-size-asian="11pt" style:font-size-complex="11pt"/>
    </style:style>
    <style:style style:name="T187" style:parent-style-name="DefaultParagraphFont" style:family="text">
      <style:text-properties style:font-name="Liberation Sans" style:font-name-complex="Liberation Sans" fo:font-style="italic" style:font-style-asian="italic" style:font-style-complex="italic" fo:font-size="11pt" style:font-size-asian="11pt" style:font-size-complex="11pt"/>
    </style:style>
    <style:style style:name="P188" style:parent-style-name="Standard" style:family="paragraph">
      <style:text-properties style:font-name="Liberation Sans" style:font-name-complex="Liberation Sans" fo:font-size="11pt" style:font-size-asian="11pt" style:font-size-complex="11pt"/>
    </style:style>
    <style:style style:name="T189" style:parent-style-name="DefaultParagraphFont" style:family="text">
      <style:text-properties style:font-name="Source Code Pro" style:font-size-complex="11pt"/>
    </style:style>
    <style:style style:name="T190" style:parent-style-name="DefaultParagraphFont" style:family="text">
      <style:text-properties style:font-size-complex="11pt"/>
    </style:style>
    <style:style style:name="T191" style:parent-style-name="DefaultParagraphFont" style:family="text">
      <style:text-properties style:font-size-complex="11pt"/>
    </style:style>
    <style:style style:name="T192" style:parent-style-name="DefaultParagraphFont" style:family="text">
      <style:text-properties style:font-size-complex="11pt"/>
    </style:style>
    <style:style style:name="P193" style:parent-style-name="Textbody" style:family="paragraph">
      <style:text-properties style:font-size-complex="11pt"/>
    </style:style>
    <style:style style:name="T194" style:parent-style-name="DefaultParagraphFont" style:family="text">
      <style:text-properties fo:font-weight="bold" style:font-weight-asian="bold" style:font-weight-complex="bold" fo:font-size="11pt" style:font-size-asian="11pt" style:font-size-complex="11pt"/>
    </style:style>
    <style:style style:name="T195" style:parent-style-name="DefaultParagraphFont" style:family="text">
      <style:text-properties fo:font-size="11pt" style:font-size-asian="11pt" style:font-size-complex="11pt"/>
    </style:style>
    <style:style style:name="T196" style:parent-style-name="DefaultParagraphFont" style:family="text">
      <style:text-properties fo:font-size="11pt" style:font-size-asian="11pt" style:font-size-complex="11pt"/>
    </style:style>
    <style:style style:name="T197" style:parent-style-name="DefaultParagraphFont" style:family="text">
      <style:text-properties fo:font-size="11pt" style:font-size-asian="11pt" style:font-size-complex="11pt"/>
    </style:style>
    <style:style style:name="P198" style:parent-style-name="Textbody" style:family="paragraph">
      <style:text-properties style:font-size-complex="11pt"/>
    </style:style>
    <style:style style:name="P199" style:parent-style-name="Textbody" style:family="paragraph">
      <style:text-properties style:font-size-complex="11pt"/>
    </style:style>
    <style:style style:name="T200" style:parent-style-name="DefaultParagraphFont" style:family="text">
      <style:text-properties style:font-name="Liberation Sans" style:font-name-complex="Liberation Sans" fo:font-size="11pt" style:font-size-asian="11pt" style:font-size-complex="11pt"/>
    </style:style>
    <style:style style:name="T201" style:parent-style-name="DefaultParagraphFont" style:family="text">
      <style:text-properties style:font-name="Source Code Pro" style:font-name-complex="Liberation Sans" fo:font-size="11pt" style:font-size-asian="11pt" style:font-size-complex="11pt"/>
    </style:style>
    <style:style style:name="T202" style:parent-style-name="DefaultParagraphFont" style:family="text">
      <style:text-properties style:font-name="Source Code Pro" style:font-name-complex="Liberation Sans" fo:font-size="11pt" style:font-size-asian="11pt" style:font-size-complex="11pt"/>
    </style:style>
    <style:style style:name="T203" style:parent-style-name="DefaultParagraphFont" style:family="text">
      <style:text-properties style:font-name="Liberation Sans" style:font-name-complex="Liberation Sans" fo:font-size="11pt" style:font-size-asian="11pt" style:font-size-complex="11pt"/>
    </style:style>
    <style:style style:name="T204" style:parent-style-name="DefaultParagraphFont" style:family="text">
      <style:text-properties style:font-name="Liberation Sans" style:font-name-complex="Liberation Sans" fo:font-size="11pt" style:font-size-asian="11pt" style:font-size-complex="11pt"/>
    </style:style>
    <style:style style:name="T205" style:parent-style-name="DefaultParagraphFont" style:family="text">
      <style:text-properties style:font-name="Liberation Sans" style:font-name-complex="Liberation Sans" fo:font-style="italic" style:font-style-asian="italic" style:font-style-complex="italic" fo:font-size="11pt" style:font-size-asian="11pt" style:font-size-complex="11pt"/>
    </style:style>
    <style:style style:name="P206" style:parent-style-name="Textbody" style:family="paragraph">
      <style:text-properties style:font-size-complex="11pt"/>
    </style:style>
    <style:style style:name="T207" style:parent-style-name="DefaultParagraphFont" style:family="text">
      <style:text-properties style:font-name="Source Code Pro" style:font-size-complex="11pt"/>
    </style:style>
    <style:style style:name="T208" style:parent-style-name="DefaultParagraphFont" style:family="text">
      <style:text-properties style:font-size-complex="11pt"/>
    </style:style>
    <style:style style:name="T209" style:parent-style-name="DefaultParagraphFont" style:family="text">
      <style:text-properties style:font-size-complex="11pt"/>
    </style:style>
    <style:style style:name="T210" style:parent-style-name="DefaultParagraphFont" style:family="text">
      <style:text-properties style:font-size-complex="11pt"/>
    </style:style>
    <style:style style:name="P211" style:parent-style-name="Heading" style:family="paragraph">
      <style:text-properties style:font-name-asian="Liberation Sans" fo:font-size="11pt" style:font-size-asian="11pt" style:font-size-complex="11pt"/>
    </style:style>
    <style:style style:name="T212" style:parent-style-name="DefaultParagraphFont" style:family="text">
      <style:text-properties fo:font-weight="bold" style:font-weight-asian="bold" style:font-weight-complex="bold" fo:font-size="11pt" style:font-size-asian="11pt" style:font-size-complex="11pt"/>
    </style:style>
    <style:style style:name="T213" style:parent-style-name="DefaultParagraphFont" style:family="text">
      <style:text-properties fo:font-size="11pt" style:font-size-asian="11pt" style:font-size-complex="11pt"/>
    </style:style>
    <style:style style:name="T214" style:parent-style-name="DefaultParagraphFont" style:family="text">
      <style:text-properties fo:font-size="11pt" style:font-size-asian="11pt" style:font-size-complex="11pt"/>
    </style:style>
    <style:style style:name="P215" style:parent-style-name="Textbody" style:family="paragraph">
      <style:text-properties style:font-size-complex="11pt"/>
    </style:style>
    <style:style style:name="P216" style:parent-style-name="Textbody" style:family="paragraph">
      <style:text-properties style:font-size-complex="11pt"/>
    </style:style>
    <style:style style:name="T217" style:parent-style-name="DefaultParagraphFont" style:family="text">
      <style:text-properties style:font-name="Liberation Sans" style:font-name-complex="Liberation Sans" fo:font-size="11pt" style:font-size-asian="11pt" style:font-size-complex="11pt"/>
    </style:style>
    <style:style style:name="T218" style:parent-style-name="DefaultParagraphFont" style:family="text">
      <style:text-properties style:font-name="Source Code Pro" style:font-name-complex="Liberation Sans" fo:font-size="11pt" style:font-size-asian="11pt" style:font-size-complex="11pt"/>
    </style:style>
    <style:style style:name="T219" style:parent-style-name="DefaultParagraphFont" style:family="text">
      <style:text-properties style:font-name="Source Code Pro" style:font-name-complex="Liberation Sans" fo:font-size="11pt" style:font-size-asian="11pt" style:font-size-complex="11pt"/>
    </style:style>
    <style:style style:name="T220" style:parent-style-name="DefaultParagraphFont" style:family="text">
      <style:text-properties style:font-name="Liberation Sans" style:font-name-complex="Liberation Sans" fo:font-size="11pt" style:font-size-asian="11pt" style:font-size-complex="11pt"/>
    </style:style>
    <style:style style:name="T221" style:parent-style-name="DefaultParagraphFont" style:family="text">
      <style:text-properties style:font-name="Liberation Sans" style:font-name-complex="Liberation Sans" fo:font-size="11pt" style:font-size-asian="11pt" style:font-size-complex="11pt"/>
    </style:style>
    <style:style style:name="T222" style:parent-style-name="DefaultParagraphFont" style:family="text">
      <style:text-properties style:font-name="Liberation Sans" style:font-name-complex="Liberation Sans" fo:font-style="italic" style:font-style-asian="italic" style:font-style-complex="italic" fo:font-size="11pt" style:font-size-asian="11pt" style:font-size-complex="11pt"/>
    </style:style>
    <style:style style:name="T223" style:parent-style-name="DefaultParagraphFont" style:family="text">
      <style:text-properties style:font-name="Liberation Sans" style:font-name-complex="Liberation Sans" fo:font-style="italic" style:font-style-asian="italic" style:font-style-complex="italic" fo:font-size="11pt" style:font-size-asian="11pt" style:font-size-complex="11pt"/>
    </style:style>
    <style:style style:name="P224" style:parent-style-name="Textbody" style:family="paragraph">
      <style:text-properties style:font-size-complex="11pt"/>
    </style:style>
    <style:style style:name="P225" style:parent-style-name="Textbody" style:family="paragraph">
      <style:text-properties style:font-size-complex="11pt"/>
    </style:style>
    <style:style style:name="P226" style:parent-style-name="Textbody" style:family="paragraph">
      <style:text-properties style:font-size-complex="11pt"/>
    </style:style>
    <style:style style:name="T227" style:parent-style-name="DefaultParagraphFont" style:family="text">
      <style:text-properties fo:font-weight="bold" style:font-weight-asian="bold" style:font-weight-complex="bold" fo:font-size="11pt" style:font-size-asian="11pt" style:font-size-complex="11pt"/>
    </style:style>
    <style:style style:name="T228" style:parent-style-name="DefaultParagraphFont" style:family="text">
      <style:text-properties fo:font-size="11pt" style:font-size-asian="11pt" style:font-size-complex="11pt"/>
    </style:style>
    <style:style style:name="T229" style:parent-style-name="DefaultParagraphFont" style:family="text">
      <style:text-properties fo:font-size="11pt" style:font-size-asian="11pt" style:font-size-complex="11pt"/>
    </style:style>
    <style:style style:name="P230" style:parent-style-name="Textbody" style:family="paragraph">
      <style:text-properties style:font-size-complex="11pt"/>
    </style:style>
    <style:style style:name="P231" style:parent-style-name="Textbody" style:family="paragraph">
      <style:text-properties style:font-size-complex="11pt"/>
    </style:style>
  </office:automatic-styles>
  <office:body>
    <office:text text:use-soft-page-breaks="true">
      <text:p text:style-name="P1">Analysis of Algorithms</text:p>
      <text:p text:style-name="P2">Digno JR Teogalbo</text:p>
      <text:p text:style-name="P3">CS 221</text:p>
      <text:p text:style-name="P4"/>
      <text:p text:style-name="P5">All growth functions must be in simplified t(n) = ____ format with only one constant factor, one n factor, etc. Order must be presented in proper big-O notation.</text:p>
      <text:h text:style-name="P6" text:outline-level="1">Algorithm: find()</text:h>
      <text:p text:style-name="P7">The<text:s/>following questions refer to the FindTester class given with the assignment. FindTester initializes an array of integers in ascending order from 1 to n inclusive. If a target value is provided, FindTester reports the number of statements executed before a<text:s/>result is returned. If no target value is provided, FindTester reports the average number of statements to find all values in the array. FindTester usage:</text:p>
      <text:p text:style-name="Textbody"><text:span text:style-name="T8"><text:tab/></text:span><text:span text:style-name="T9">$ java FindTester [array size n] &lt;optional target value&gt;</text:span></text:p>
      <text:p text:style-name="Heading"><text:span text:style-name="T10">Minimum Statements</text:span><text:span text:style-name="T11">.</text:span><text:span text:style-name="T12"><text:s/>What statements would b</text:span><text:span text:style-name="T13">e executed in a call to find() when the array size is zero (n == 0)? (Do not count the initialization of method arguments or return statements.) So what is the minimum cost (t(0) = ?, the constant factor) of calling find()?</text:span></text:p>
      <text:p text:style-name="P14">If the size array is 0,<text:s/>the for-loop would<text:s/>initialize,<text:s/>and the index would begin at 0.<text:s/>Then because the index is not less than size 0 (0 &lt; 0 is false), the post incrementing statement will run and<text:s/>the program will<text:s/>terminate, therefore only<text:s/>2<text:s/>statements<text:s/>would be executed.<text:s/></text:p>
      <text:p text:style-name="P15">t(0) = 2.</text:p>
      <text:p text:style-name="Textbody"><text:span text:style-name="T16">Run<text:s/></text:span><text:span text:style-name="T17">FindTester 0 -1<text:s/></text:span><text:span text:style-name="T18"><text:line-break/></text:span><text:span text:style-name="T19">How do the</text:span><text:span text:style-name="T20"><text:s/>results compare to your expectation? What (if anything) do you need to modify about your analysis to better align with the empirical results?</text:span></text:p>
      <text:p text:style-name="P21">The FindTester returned 2 statements as the result, therefore I think my analysis is correct.</text:p>
      <text:p text:style-name="Heading"><text:span text:style-name="T22">Best Case Scenario</text:span><text:span text:style-name="T23">. Assuming a large array size n, where would the target element be located in the array<text:s/></text:span><text:span text:style-name="T24">such that the the minimum possible number of loop iterations would be be executed? What statements are executed if this is the case? What is the growth function (t(n) = ?) under these conditions?</text:span></text:p>
      <text:p text:style-name="P25">The target element would be in index 0 for the minimum number of loop iterations to be executed.<text:s/>The initialization of the index will be 0, and because the index is less than size n (0 &lt; n is true), then the index<text:s/>post<text:s/>incrementing statement will be run, and finally the<text:s/>comparison between the item at the index and the target.<text:s/>Those three statements will be<text:s/>repeatedly ran<text:s/>until the index with a value equal to the target is found or until the index reaches n.</text:p>
      <text:p text:style-name="P26">Best<text:s/>Case:<text:s/>t(n) =<text:s/>3n</text:p>
      <text:p text:style-name="Textbody"><text:span text:style-name="T27">Run<text:s/></text:span><text:span text:style-name="T28">FindTester 100 1</text:span><text:span text:style-name="T29">,<text:s/></text:span><text:span text:style-name="T30">FindTester 100 100</text:span><text:span text:style-name="T31">, and<text:s/></text:span><text:span text:style-name="T32">FindTester 10</text:span><text:span text:style-name="T33">0 -1</text:span><text:span text:style-name="T34"><text:line-break/></text:span><text:span text:style-name="T35">(For the record, 100 is NOT a large array size, but it is adequate for this analysis.) Which result represents the best case scenario with the minimum number of statements executed? How does the number of reported statements align with your expectatio</text:span><text:span text:style-name="T36">n? What (if anything) do you need to modify about your analysis to better align with the empirical results?</text:span></text:p>
      <text:p text:style-name="Heading"><text:span text:style-name="T37">FindTester 100 1<text:s/></text:span><text:span text:style-name="T38">represents the best case scenario because 1 is the expected value at index 0, where the array contains integers from 1 to n inclusive.<text:s/></text:span><text:span text:style-name="T39">Because the best case scenario is the first item checked, we expect to<text:s/></text:span><text:span text:style-name="T40">find it on the first run on the loop.</text:span></text:p>
      <text:p text:style-name="Textbody">t(n) = 3n = 3(1) = 3, I predict that there will be 3 statements ran. After running the test, it finds the target value at index 0 after 3 statements, therefore I believe that my analysis is correct.</text:p>
      <text:p text:style-name="Heading"><text:span text:style-name="T41">Worst Case Scenario</text:span><text:span text:style-name="T42">. Assuming a large array size n, what would be necessary such that the loop cannot exit early and the method returns -1? How<text:s/></text:span><text:span text:style-name="T43">many times does the loop iterate? What statements are executed in each loop iteration? What is the growth function (t(n) = ?) under these conditions?</text:span></text:p>
      <text:p text:style-name="P44">In order for the loop to not exit early and return -1, the size of the array should be greater than 0 and there should be no objects in the array with the target value. With these conditions, we expect the loop to iterate n times. Every loop iteration we run the statement that compares the current index to the size of the array (i &lt; n), we then run the post increment statement, and then we compare the<text:s/>index object value<text:s/>with the target value. Because we run<text:s/>3<text:s/>statements on every iteration of the loop we have,</text:p>
      <text:p text:style-name="P45">Worst Case: t(n) = 3n</text:p>
      <text:p text:style-name="Textbody"><text:span text:style-name="T46">R</text:span><text:span text:style-name="T47">un<text:s/></text:span><text:span text:style-name="T48">FindTester 100 1</text:span><text:span text:style-name="T49">,<text:s/></text:span><text:span text:style-name="T50">FindTester 100 100</text:span><text:span text:style-name="T51">, and<text:s/></text:span><text:span text:style-name="T52">FindTester 100 -1</text:span><text:span text:style-name="T53"><text:line-break/></text:span><text:span text:style-name="T54">(For the record, 100 is NOT a large array</text:span><text:span text:style-name="T55"><text:s/>size, but it is adequate for this analysis.) Which result represents the worst case scenario with the maximum number of statements executed? Is it the one you predicted? How does the number of reported statements align with your expectation? What (if anyt</text:span><text:span text:style-name="T56">hing) do you need to modify about your analysis to better align with the empirical results?</text:span></text:p>
      <text:p text:style-name="Textbody"><text:span text:style-name="T57">FindTester 100 -1<text:s/></text:span><text:span text:style-name="T58">represents the worst case scenario because the size of the array is not zero and the target (value with -1) is not in the array with integers 1 to n inclusive. I predict to see<text:s/></text:span></text:p>
      <text:p text:style-name="P59">t(n) = 3(100) = 300 ran statements for this worst case scenario, but when running the program it returns<text:s/>-1 after 302 statements. I believe that my missing 2 statements occur when the index is at 99. One last check for the index &lt; n<text:s/>(i = n &lt; n is false), and one final post increment statement until returning -1. My prediction was accurate but failed to account for when<text:s/>it<text:s/>reaches the end of the loop.</text:p>
      <text:p text:style-name="Heading"><text:span text:style-name="T60">Expected Average Case Scenario</text:span><text:span text:style-name="T61">. Assuming a randomly ordered array of unique elements and the target element is in the array, where would a target element be locate</text:span><text:span text:style-name="T62">d on average? What is the expected average number of loop iterations if this is the case? What is the average growth function (t(n) = ?) under these conditions?</text:span></text:p>
      <text:p text:style-name="P63">For the average case scenario, the target element would exist in the array and it would be in the middle of the array (0 &lt; element index &lt; n). As discovered in prior case scenarios, we expect to run 3 statements for every element until we find the index with a value equal to the target.</text:p>
      <text:p text:style-name="P64">Average Case: t(n) = 3(n/2)</text:p>
      <text:p text:style-name="Textbody"><text:span text:style-name="T65">Run<text:s/></text:span><text:span text:style-name="T66">FindTester 100</text:span><text:span text:style-name="T67"><text:line-break/></text:span><text:span text:style-name="T68">(For the record, 100 is NOT a large array size, but it is adequate for this</text:span><text:span text:style-name="T69"><text:s/>analysis.) How does the average number of statements to find all elements align with your expectation? What (if anything) do you need to modify about your analysis to better align with the empirical results?</text:span></text:p>
      <text:p text:style-name="P70">For an average case, we expect the element’s index to be in the middle, with n/2 being the direct middle of the array. From my growth function, I predict to see</text:p>
      <text:p text:style-name="P71">t(n) <text:s/>= 3(n/2) = 3(100/2) = 3(50) = 150 statements ran. When running the FindTester, the returned amount of statements is 151, this means that my prediction was accurate but failed to account for<text:s/>an extra statement call.</text:p>
      <text:p text:style-name="Heading"><text:span text:style-name="T72">Order</text:span><text:span text:style-name="T73">. What is the runtime order (big-O) of fi</text:span><text:span text:style-name="T74">nd() based on the above growth functions?</text:span></text:p>
      <text:p text:style-name="P75">The largest factor in the growth function is<text:s/>3n. Therefore the runtime order is O(n).</text:p>
      <text:h text:style-name="P76" text:outline-level="1">Algorithm: replaceAll()</text:h>
      <text:p text:style-name="P77">The following questions refer to the ReplaceAllTester class given with the assignment. ReplaceAllTester initializes an array of integers of size n configured according to input parameters.<text:s/>If an oldValue argument is provided, ReplaceAllTester reports the number of statements executed to replace that value in an array where all elements are in ascending order from 1 to n inclusive. If no oldValue is provided, ReplaceAllTester reports the average number of statements to replace a randomly-located element within the array. If the optional third numDuplicates argument is provided, that number of duplicate 1s will be randomly distributed in the array and the expectation is that oldValue will be 1,<text:s/>such that the number of statements to replace all duplicate values will be reported. Note that the reported result for any numDuplicates less than n is subject to vagaries of random distribution. ReplaceAllTester usage:</text:p>
      <text:p text:style-name="Textbody"><text:span text:style-name="T78"><text:tab/></text:span><text:span text:style-name="T79">$ java<text:s/></text:span><text:span text:style-name="T80">ReplaceAllTester</text:span><text:span text:style-name="T81"><text:s/>[array siz</text:span><text:span text:style-name="T82">e n] &lt;oldValue&gt; &lt;numDuplicates&gt;</text:span></text:p>
      <text:p text:style-name="Heading"><text:span text:style-name="T83">Minimum Statements</text:span><text:span text:style-name="T84">. What statements would be executed in a call to replaceAll() when the array size is zero (n == 0)? Do not overlook the cost of calling find() or the assignment of its return value. So what is the minimum c</text:span><text:span text:style-name="T85">ost (t(0) = ?) of calling replaceAll()?</text:span></text:p>
      <text:p text:style-name="P86">When the array size is 0, we should run find()<text:s/>and expect<text:s/>it to run with minimum statements because (minimum statements occur when n = 0). Then while our index is greater than -1, we will replace the value at current index with the new value and set our index to the next occurrence of old value using find().<text:s/>Because the index is not greater than -1 (find() will return -1 with n = 0, -1 &gt; -1 is false), the program will terminate. We expect our growth function to be:</text:p>
      <text:p text:style-name="P87">t(0) =<text:s/>2</text:p>
      <text:p text:style-name="Textbody"><text:span text:style-name="T88">Run<text:s/></text:span><text:span text:style-name="T89">ReplaceAllTester 0</text:span><text:span text:style-name="T90"><text:line-break/></text:span><text:span text:style-name="T91">How does the number of reported statements compare with your expectation? What (if anything) do you need to modify about your analysis to better align with the empirical results?</text:span></text:p>
      <text:p text:style-name="P92">My expectation is to run<text:s/>2 times, but the returned amount of statements is 4. I believe that my analysis is accurate but I failed to account for the while keyword and the checking of the while condition as statements that are run.</text:p>
      <text:p text:style-name="Heading"><text:span text:style-name="T93">Best Case Sc</text:span><text:span text:style-name="T94">enario</text:span><text:span text:style-name="T95">. Assuming a lage array size n, what would cause the replaceAll() while loop to never iterate? What would be the cost of the first find() call? What statements are executed in replaceAll(), itself? What is the total growth function (t(n) = ?) under t</text:span><text:span text:style-name="T96">hese conditions?</text:span></text:p>
      <text:p text:style-name="P97">In order for the replaceAll() to never iterate we need to have our old value to not exist in the array in the beginning so that the while loop does not run. The cost of the first find() call would be<text:s/>it’s worst case scenario, therefore<text:s/>3n<text:s/>statements will be ran. The statements executed in replaceAll() are the first find() call and then the while and the while condition check.</text:p>
      <text:p text:style-name="P98">t(n) =<text:s/>3n + 2</text:p>
      <text:p text:style-name="Textbody"><text:span text:style-name="T99">Run<text:s/></text:span><text:span text:style-name="T100">ReplaceAllTester 100 1, ReplaceAllTester 100 100, and ReplaceAllTester 100 -1</text:span><text:span text:style-name="T101"><text:line-break/></text:span><text:span text:style-name="T102">(For the record, 100 is NOT a large array size, but it is adequate for this analysis.) Which test run represents the best case scenario with the minimum num</text:span><text:span text:style-name="T103">ber of statements executed? How does the number of reported statements compare with your expectation? What (if anything) do you need to modify about your analysis to better align with the empirical results?</text:span></text:p>
      <text:p text:style-name="Textbody"><text:span text:style-name="T104">ReplaceAllTester 100 -1<text:s/></text:span><text:span text:style-name="T105">represents the best case scenario because the old value does not exist in the array where we are testing. I expect to see 302 (from the worst case find() call) + 2 (from the while loop) = 304 statements to be run. When running this test, it returned 304 statements which confirms to me that my analysis is accurate and correct.</text:span><text:span text:style-name="T106"><text:s/>From the growth function</text:span></text:p>
      <text:p text:style-name="P107">3n + 2 = 3(100) + 2 = 302 expected statements, which closely matches the reported amount of statements although it is off due to my imprecise growth function I discovered for the worst case find().</text:p>
      <text:p text:style-name="Heading"><text:span text:style-name="T108">Worst Case Scenario</text:span><text:span text:style-name="T109">. Assuming newValue and<text:s/></text:span><text:span text:style-name="T110">oldValue are not equal and n is large, under what conditions would the maximum number of replaceAll() while loop iterations be executed? Note that every call to find() in replaceAll() is guaranteed to iterate a different number of times, so what would be t</text:span><text:span text:style-name="T111">he average cost of a find() call within the while loop? What other statements are executed in every iteration of the while loop? What is the total growth function (t(n) = ?) under these conditions?</text:span></text:p>
      <text:p text:style-name="P112">The maximum number of replace all while loop iterations will occur when all the values in the array are duplicates. The average cost of a find() call within the while loop should be the expected average case scenario, therefore we expect around 151 statements to be ran every call in the while loop. The while condition check and the old index value assignment will be executed within every iteration of the while loop.<text:s/>Because of this we will expect to have n(3(n/2)<text:s/>+ 3) and 2 +<text:s/>3n<text:s/>statements ran from the first best case find() and the last worst case find().</text:p>
      <text:p text:style-name="P113">Worst Case: t(n) =<text:s/>n(3(n/2)<text:s/>+ 3) +<text:s/>3n + 2</text:p>
      <text:p text:style-name="Textbody"><text:span text:style-name="T114">Run<text:s/></text:span><text:span text:style-name="T115">ReplaceAllTester 100 100, ReplaceAllTester 100 -1, an</text:span><text:span text:style-name="T116">d ReplaceAllTester 100 1 100</text:span><text:span text:style-name="T117"><text:line-break/></text:span><text:span text:style-name="T118">(For the record, 100 is NOT a large array size, but it is adequate for this analysis.) Which test run represents the worst case scenario with the maximum number of statements executed? How does the number of reported statements</text:span><text:span text:style-name="T119"><text:s/>compare with your expectation? What (if anything) do you need to modify about your analysis to better align with the empirical results?</text:span></text:p>
      <text:p text:style-name="Textbody"><text:span text:style-name="T120">ReplaceAllTester 100 1 100<text:s/></text:span><text:span text:style-name="T121">represent the worst case scenario. F</text:span><text:span text:style-name="T122">or the worst case, condition, we expect to call find()<text:s/></text:span><text:span text:style-name="T123">100 (n = 100)</text:span><text:span text:style-name="T124"><text:s/>times with find() running on average 151 statements along with 3 statements for n times</text:span><text:span text:style-name="T125">.<text:s/></text:span><text:span text:style-name="T126">Along with</text:span><text:span text:style-name="T127"><text:s/></text:span><text:span text:style-name="T128">the</text:span><text:span text:style-name="T129"><text:s/></text:span><text:span text:style-name="T130">best and worst find()</text:span><text:span text:style-name="T131"><text:s/>being 2 statements and 302 statements respectively from our previous analysis<text:s/></text:span><text:span text:style-name="T132">this</text:span><text:span text:style-name="T133"><text:s/>gives us</text:span></text:p>
      <text:p text:style-name="P134">n(3(n/2)<text:s/>+3)<text:s/>+<text:s/>2 + 3n<text:s/>=<text:s/>n(151 + 3)<text:s/>+<text:s/>2 +<text:s/>302<text:s/>= 100(154) + 304<text:s/>= 15, 704 expected statements. From<text:s/>my<text:s/>growth function, we can also calculate the expected amount of statements to be</text:p>
      <text:p text:style-name="P135">3/2n^2 + 6n + 2 = 3/2(100)^2 + 6(100) + 2 = 15, 602 expected statements<text:s/>but the reported amount of statements is<text:s/>15,<text:s/>754. I believe I am missing statements due to the fact that the expected average find() calls will increase the more the duplicates<text:s/>become overwritten.<text:s/>I still believe that my analysis is accurate although imprecise.</text:p>
      <text:p text:style-name="Heading"><text:span text:style-name="T136">Expected Case Scenario</text:span><text:span text:style-name="T137">. Assuming a large, randomly ordered array of<text:s/></text:span><text:span text:style-name="T138">unique</text:span><text:span text:style-name="T139"><text:s/>elements and oldValue is a value in the arr</text:span><text:span text:style-name="T140">ay, how many replaceAll() while loop iterations will occur? What is the expected cost of the first call to find()? How many loop iterations in call(s) to find() within the while loop? What is the expected growth function (t(n) = ?) for a call to replaceAll</text:span><text:span text:style-name="T141">() under these conditions?</text:span></text:p>
      <text:p text:style-name="P142">Assuming that there exists a single oldValue value in the array, we expected to run the while loop once; for every oldValue element.<text:s/>The expected cost of the first call to find() will be the expected average case or 3(n/2). There will be only 1 loop iterations to call find() in the while loop because there is only 1 element in the array with the value of oldValue. Under these conditions, our expected growth value will be</text:p>
      <text:p text:style-name="P143">Expected Case Scenario: t(n) = 3n + 3(n/2)<text:s/>+ 3</text:p>
      <text:p text:style-name="Textbody"><text:span text:style-name="T144">Run<text:s/></text:span><text:span text:style-name="T145">ReplaceAllTester 100</text:span><text:span text:style-name="T146"><text:line-break/></text:span><text:span text:style-name="T147">(For the record, 100 is NOT a large array size, but it is adequate for this analysis.) How does the number of reported statements compare with your expectation? What (if anything) do you need to modify a</text:span><text:span text:style-name="T148">bout your analysis to better align with the empirical results?</text:span></text:p>
      <text:p text:style-name="P149">The expected cost of the first call to find() is the average expected find() cost, 151 statements. Then the while loop will run with 3 statements until the next find() call which will run for 302 statements because there is no more elements in the array with the value of oldValue<text:s/>and this is the worst case scenario for find(). I predict to execute</text:p>
      <text:p text:style-name="P150">3n + 3(n/2) + 3 = 3(100) + 3(100/2) + 3 = 453 statements, the reported amount of statements is actually 457. This closely matches my prediction and makes me believe that my analysis is accurate but I failed to account for an extra iteration through the while loop.</text:p>
      <text:p text:style-name="Heading"><text:span text:style-name="T151">Order</text:span><text:span text:style-name="T152">. What is the runtime order (big-O)</text:span><text:span text:style-name="T153"><text:s/>of replaceAll() based on the above growth functions?</text:span></text:p>
      <text:p text:style-name="P154">The largest factor in the growth function is 3/2n^2. Therefore the runtime order is O(n^2).</text:p>
      <text:h text:style-name="P155" text:outline-level="1">Algorithm: sortIt()</text:h>
      <text:p text:style-name="P156">The following questions refer to the SortItTester class given with the assignment. SortItTester initializes an array of integers of size n configured according to input parameters.<text:s/>If an oldValue argument is provided, SortItTester reports the number of statements executed to replace that value in an array where all elements are in ascending order from 1 to n inclusive. If no oldValue is provided, SortItTester reports the average number of statements to replace a randomly-located element within the array. If the optional third numDuplicates argument is provided, that number of duplicate 1s will be randomly distributed in the array and the expectation is that oldValue will be 1, such that the number of statements to replace all duplicate values will be reported. Note that the reported result for any numDuplicates less than n is subject to vagaries of random distribution. SortItTester usage:</text:p>
      <text:p text:style-name="P157"><text:span text:style-name="T158">$ java<text:s/></text:span><text:span text:style-name="T159">SortItTester</text:span><text:span text:style-name="T160"><text:s/>[array size n] [a | d | r |</text:span><text:span text:style-name="T161"><text:s/>m numDuplicates]</text:span><text:span text:style-name="T162"><text:line-break/></text:span><text:span text:style-name="T163">where a → ascending order, d → descending order, r → random order, and m → multiples/duplicates, requiring a third argument for the number of duplicates up to a maximum of n</text:span></text:p>
      <text:p text:style-name="Heading"><text:span text:style-name="T164">Minimum Statements</text:span><text:span text:style-name="T165">. What statements would be executed in a call<text:s/></text:span><text:span text:style-name="T166">to sortIt() when the array size is zero (n == 0) or one (n == 1)? So what is the minimum cost for a call to sortIt()?</text:span></text:p>
      <text:p text:style-name="P167">The statements that would be called when the array size is 0<text:s/>or 1<text:s/>are the for-loop condition check and the post increment statement. Because the loop condition is false, the program terminates.</text:p>
      <text:p text:style-name="P168">t(0) = 2</text:p>
      <text:p text:style-name="Textbody"><text:span text:style-name="T169">Run<text:s/></text:span><text:span text:style-name="T170">SortItTester 0 a and SortItTester 1 a</text:span><text:span text:style-name="T171"><text:line-break/></text:span><text:span text:style-name="T172">How does the number of reported statements compare with your expectations? What (if anything) d</text:span><text:span text:style-name="T173">o you need to modify about your analysis to better align with the empirical results?</text:span></text:p>
      <text:p text:style-name="P174">The reported statements match my expected minimum cost of 2 statements, this confirms that my minimum cost is correct.</text:p>
      <text:p text:style-name="Heading"><text:span text:style-name="T175">Best Case Scenario</text:span><text:span text:style-name="T176">. Assume a large array size n. The sortIt() outer loop depends only on n, but the inner loop is sensitive to the ordering of elements in the array and t</text:span><text:span text:style-name="T177">he current index of the outer loop. Under what conditions would the minimum number of inner loop iterations occur? What statements are executed in every iteration of the outer loop? What is the growth function under these conditions?</text:span></text:p>
      <text:p text:style-name="P178">The minimum number of inner loop iterations occur when all the elements are sorted in ascending order. The for loop condition check, post increment statement, 2 variable assignments, while condition check,<text:s/>and<text:s/>array value assignment are executed in every iteration of the outer loop. Under these conditions the for loop will run for n<text:s/>- 1<text:s/>times<text:s/>because the loop begins at index 1<text:s/>and the while loop will not be run.<text:s/>Assuming the while condition check counts as 2 statements<text:s/>and including the minimum cost, the growth function is</text:p>
      <text:p text:style-name="P179">t(n) =<text:s/>7(n<text:s/>– 1) + 2</text:p>
      <text:p text:style-name="Standard"><text:span text:style-name="T180">Run<text:s/></text:span><text:span text:style-name="T181">SortItTester 100<text:s/></text:span><text:span text:style-name="T182">a, SortItTester 100 d, and SortItTester 100 m 100</text:span><text:span text:style-name="T183"><text:line-break/></text:span><text:span text:style-name="T184">(For the record, 100 is NOT a large array size, but it is adequate for this analysis.) Which test runs represent a best case scenario with the minimum number of statements executed? How does the number of r</text:span><text:span text:style-name="T185">eported statements compare with your expectation? What (if anything) do you need to modify about your analysis to better align with the empirical results?<text:s/></text:span><text:span text:style-name="T186">(Note that the inner loop condition could be legitimately counted as 1, 2, 3, or even 4 statements. S</text:span><text:span text:style-name="T187">ortItTester compromises and counts the inner loop condition as 2 statements.)</text:span></text:p>
      <text:p text:style-name="P188"/>
      <text:p text:style-name="Textbody"><text:span text:style-name="T189">SortItTester 100 a</text:span><text:span text:style-name="T190"><text:s/></text:span><text:span text:style-name="T191">represents the best case scenario because the array is already in ascending order.</text:span><text:span text:style-name="T192"><text:s/>I predict that the program will execute in</text:span></text:p>
      <text:p text:style-name="P193">t(n) =<text:s/>7(n – 1) + 2= 7(100 - 1)<text:s/>+ 2<text:s/>=<text:s/>695<text:s/>statements,<text:s/>which equals the<text:s/>695 reported statements.<text:s/>Because my prediction matches the reported, I believe that my analysis is correct.</text:p>
      <text:p text:style-name="Heading"><text:span text:style-name="T194">Worst Case Scenario</text:span><text:span text:style-name="T195">. Assume a large array size n. The sortIt() outer loop depends only on n, but the inner loop is sensitive to the ordering of elements in the array and the<text:s/></text:span><text:span text:style-name="T196">current index of the outer loop. Under what conditions would the maximum number of inner loop iterations occur? What is the average number of inner loop iterations per outer loop iteration under these conditions? What statements are executed for each itera</text:span><text:span text:style-name="T197">tion of the inner loop? What is the growth function under these conditions?</text:span></text:p>
      <text:p text:style-name="P198">The maximum number of inner loop iterations occurs when the array is sorted in descending order. The average number of inner loop iterations will be<text:s/>n/2<text:s/>for every<text:s/>outer loop iteration because the<text:s/>while loop will iterate from current index to 0.<text:s/>In each iteration of the inner loop there will be a while loop condition check (counts as two statements),<text:s/>an array assignment,<text:s/>and an index post decrement statement. The growth function of this will be</text:p>
      <text:p text:style-name="P199">Worst Case: t(n) =<text:s/>(n - 1)(7 +<text:s/>(4)(n/2)) + 2<text:s/>=<text:s/>2n^2<text:s/>+<text:s/>5n<text:s/>-<text:s/>5</text:p>
      <text:p text:style-name="Standard"><text:span text:style-name="T200">Run<text:s/></text:span><text:span text:style-name="T201">SortItTester 100 a, SortItTester 100 d, and SortItTester 100 m 100</text:span><text:span text:style-name="T202"><text:line-break/></text:span><text:span text:style-name="T203">(For the record, 100 is NOT a large array size, but it is adequate for this analysis.) Which test run repres</text:span><text:span text:style-name="T204">ents the worst case scenario with the maximum number of statements executed? How does the number of reported statements compare with your expectation? What (if anything) do you need to modify about your analysis to better align with the empirical results?<text:s/></text:span><text:span text:style-name="T205">(Note that the inner loop condition could be legitimately counted as 1, 2, 3, or even 4 statements. SortItTester compromises and counts the inner loop condition as 2 statements.)</text:span></text:p>
      <text:p text:style-name="P206"/>
      <text:p text:style-name="Textbody"><text:span text:style-name="T207">SortItTester 100 d<text:s/></text:span><text:span text:style-name="T208">represents the worst case scenario</text:span><text:span text:style-name="T209"><text:s/>because the array is sorted in descending order.</text:span><text:span text:style-name="T210"><text:s/>According to the growth function, I expect to have</text:span></text:p>
      <text:p text:style-name="P211">(n - 1)(7 + (4)(n/2)) + 2 = 2n^2 + 5n<text:s/>–<text:s/>5<text:s/>= 2(100)^2 + 5(100) - 5 = 20, 495 executed statements.<text:s/>The reported statements is 20, 495 which exactly matches my prediction, therefore I believe that my analysis is correct.</text:p>
      <text:p text:style-name="Heading"><text:span text:style-name="T212">Expected Average Case Scenario</text:span><text:span text:style-name="T213">. Assume a large array size n. Assuming a rand</text:span><text:span text:style-name="T214">om array of unique elements, what is the expected average number of inner loop iterations per outer loop iteration? Why? How does this compare to the worst case? What is the growth function under these conditions?</text:span></text:p>
      <text:p text:style-name="P215">In a random array of unique elements, we expect to run n/4<text:s/>inner loop iterations per outer loop iterations.<text:s/>Because n/2<text:s/>is the<text:s/>worst<text:s/>case scenario for the<text:s/>inner<text:s/>while-loop, the amount of iterations will be the average of the worst case for the average case scenario of the inner while-loop.<text:s/>In comparison the to the worst case, it will perform ½ as many iterations in the inner loop. The growth function for this</text:p>
      <text:p text:style-name="P216">Average Case: t(n) = (n - 1)(7 + 4(n/4)) + 2 =<text:s/>n^2<text:s/>+<text:s/>6n<text:s/>-<text:s/>5</text:p>
      <text:p text:style-name="Standard"><text:span text:style-name="T217">Run<text:s/></text:span><text:span text:style-name="T218">SortItTester 100 r</text:span><text:span text:style-name="T219"><text:line-break/></text:span><text:span text:style-name="T220">(For the record, 1</text:span><text:span text:style-name="T221">00 is NOT a large array size, but it is adequate for this analysis.) How does the number of reported statements compare with your expectation? What (if anything) do you need to modify about your analysis to better align with the empirical results?<text:s/></text:span><text:span text:style-name="T222">(Note th</text:span><text:span text:style-name="T223">at the inner loop condition could be legitimately counted as 1, 2, 3, or even 4 statements. SortItTester compromises and counts the inner loop condition as 2 statements.)</text:span></text:p>
      <text:p text:style-name="P224"/>
      <text:p text:style-name="P225">From the growth formula, I expect there to be</text:p>
      <text:p text:style-name="P226">(n - 1)(7 + 4(n/4)) + 2 =<text:s/>n^2<text:s/>+<text:s/>6n<text:s/>–<text:s/>5<text:s/>= (100)^2 + 6(100) – 5 = 10, 595 expected statements.<text:s/>The number of reported statements<text:s/>changes on every execution of the program, the highest amount of reported statements is<text:s/>11,<text:s/>347<text:s/>with the lowest being<text:s/>9,<text:s/>991<text:s/>reported statements. On average the reported statements stays around 10, 500 +- 200 which matches similarly to my expected amount. I believe the error in statements is due to the nature of how randomized the array is, with arrays being sorted closer to<text:s/>descending order having more executed statements, and arrays that are sorted closer to ascending order having fewer executed statements.</text:p>
      <text:p text:style-name="Heading"><text:span text:style-name="T227">Order</text:span><text:span text:style-name="T228">. What is the runtime order (big-O) of sortIt() based on the above growth funct</text:span><text:span text:style-name="T229">ions?</text:span></text:p>
      <text:p text:style-name="P230">The largest factor in the growth function is 2n^2. Therefore the runtime order is O(n^2).</text:p>
      <text:p text:style-name="P2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Source Code Pro" svg:font-family="Source Code Pro" style:font-family-generic="modern" style:font-pitch="fixed" svg:panose-1="2 11 5 9 3 4 3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style:font-name="Liberation Sans" style:font-name-asian="Liberation Sans" style:font-name-complex="Liberation Sans" fo:font-size="11pt" style:font-size-asian="11pt"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Digno Teogalbo</dc:creator>
    <meta:creation-date>2015-05-16T15:10:00Z</meta:creation-date>
    <dc:date>2022-02-18T08:18:00Z</dc:date>
    <meta:template xlink:href="Normal.dotm" xlink:type="simple"/>
    <meta:editing-cycles>37</meta:editing-cycles>
    <meta:editing-duration>PT92400S</meta:editing-duration>
    <meta:document-statistic meta:page-count="1" meta:paragraph-count="45" meta:word-count="3390" meta:character-count="22673" meta:row-count="161" meta:non-whitespace-character-count="19328"/>
  </office:meta>
</office:document-meta>
</file>